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8ac" officeooo:paragraph-rsid="001b68ac"/>
    </style:style>
    <style:style style:name="P2" style:family="paragraph" style:parent-style-name="Standard">
      <style:text-properties officeooo:paragraph-rsid="001b68ac"/>
    </style:style>
    <style:style style:name="P3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1b68ac" officeooo:paragraph-rsid="001b68ac"/>
    </style:style>
    <style:style style:name="P4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1b68ac" officeooo:paragraph-rsid="001b68ac" style:font-weight-asian="normal" style:font-weight-complex="normal"/>
    </style:style>
    <style:style style:name="T1" style:family="text">
      <style:text-properties officeooo:rsid="001b68ac"/>
    </style:style>
    <style:style style:name="T2" style:family="text">
      <style:text-properties fo:color="#000000" style:font-name="DejaVu Sans Mono" officeooo:rsid="001b68ac" fo:background-color="#e4e4ff" loext:char-shading-value="0"/>
    </style:style>
    <style:style style:name="T3" style:family="text">
      <style:text-properties fo:color="#000000" style:font-name="DejaVu Sans Mono" officeooo:rsid="001b68ac"/>
    </style:style>
    <style:style style:name="T4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1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<text:span text:style-name="T1">1 – <text:s/>O método onCreate tem um argumento (</text:span><text:span text:style-name="T3">Bundle </text:span><text:span text:style-name="T2">savedInstanceState</text:span><text:span text:style-name="T1">) que representa um estado anterior de execução do mesmo aplicativo. Caso seja a primeira vez que o aplicativo está sendo executado esse parâmetro tem valor NULL. Ele pode ser programado para salvar valores e manter dados importantes na memória do smartphone para na próxima vez que ele for carregado, um preset dos dados mais importantes para o fluxo do aplicativo e também para experiência do usuário.</text:span></text:p>
      <text:p text:style-name="P2"/>
      <text:p text:style-name="P3"><text:span text:style-name="T4">2 –</text:span> <text:span text:style-name="T4">Pesquise de que maneira o ciclo de vida de uma activity influencia, por exemplo, em uma aplicação que faz uso do GPS.</text:span></text:p>
      <text:p text:style-name="P3"><text:span text:style-name="T4"/></text:p>
      <text:p text:style-name="P4"><text:span text:style-name="T5">Alguns recursos do sistema funcionam por exclusão mútua, ou seja, apenas quem tiver o direito de usá-lo terá acesso. Essa descrição bate com o uso do GPS e outros sensores e também recursos do sistema operacional.</text:span></text:p>
      <text:p text:style-name="P4"><text:span text:style-name="T5">Sua liberação por exemplo, se torna imprecindível para que novas ou velhas aplicações tenham acesso ao recurso sem que seja necessário matar a nossa aplicação. Outra questão também importante é a de eficiência energética, pois alguns recursos como o já citado GPS, consomem significativamente energia e devem ser pensadas formas do aplicativo não gastar energia quando possível já que é um recurso limi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, sans-serif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32:56.238948178</meta:creation-date>
    <dc:date>2017-03-10T19:46:42.702175392</dc:date>
    <meta:editing-duration>PT15S</meta:editing-duration>
    <meta:editing-cycles>1</meta:editing-cycles>
    <meta:generator>LibreOffice/5.2.2.2$Linux_X86_64 LibreOffice_project/20m0$Build-2</meta:generator>
    <meta:document-statistic meta:table-count="0" meta:image-count="0" meta:object-count="0" meta:page-count="1" meta:paragraph-count="4" meta:word-count="197" meta:character-count="1210" meta:non-whitespace-character-count="1014"/>
  </office:meta>
</office:document-meta>
</file>